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leçã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é-process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amostra representativa 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descrição básica 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variáveis, transformar representações 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</text:span><text:span text:style-name="T1">objetivos do </text:span><text:span text:style-name="T1">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</text:span><text:span text:style-name="T1">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1-09T03:45:35.703980748</dc:date>
    <meta:editing-duration>PT12H58M34S</meta:editing-duration>
    <meta:editing-cycles>68</meta:editing-cycles>
    <meta:generator>LibreOffice/5.1.4.2$Linux_X86_64 LibreOffice_project/10m0$Build-2</meta:generator>
    <meta:document-statistic meta:object-count="87"/>
  </office:meta>
</office:document-meta>
</file>